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1.058cm" fo:min-width="2.18cm" fo:padding-top="0.14cm" fo:padding-bottom="0.14cm" fo:padding-left="0.265cm" fo:padding-right="0.26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3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6cm" fo:min-width="0cm"/>
    </style:style>
    <style:style style:name="gr4" style:family="graphic" style:parent-style-name="objectwithoutfill">
      <style:graphic-properties svg:stroke-width="0.04cm" draw:marker-start-width="0.26cm" draw:marker-end="Extrémités_20_de_20_flèche_20_2" draw:marker-end-width="0.26cm" draw:fill="none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945cm" fo:min-width="1.495cm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2cm" fo:min-width="0cm"/>
    </style:style>
    <style:style style:name="gr7" style:family="graphic" style:parent-style-name="objectwithoutfill">
      <style:graphic-properties draw:stroke="solid" svg:stroke-width="0.2cm" svg:stroke-color="#3465a4" draw:marker-start-width="0.44cm" draw:marker-end="Extrémités_20_de_20_flèche_20_2" draw:marker-end-width="0.36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width="0.04cm" svg:stroke-color="#000000" draw:fill="none" draw:fill-color="#ffffff" draw:textarea-horizontal-align="left" draw:auto-grow-height="true" draw:auto-grow-width="true" fo:min-height="0.525cm" fo:min-width="3.151cm" fo:padding-top="0.145cm" fo:padding-bottom="0.145cm" fo:padding-left="0.27cm" fo:padding-right="0.27cm"/>
    </style:style>
    <style:style style:name="gr9" style:family="graphic" style:parent-style-name="standard" style:list-style-name="L1">
      <style:graphic-properties draw:stroke="none" svg:stroke-width="0.04cm" svg:stroke-color="#000000" draw:fill="none" draw:fill-color="#ffffff" draw:textarea-horizontal-align="left" draw:auto-grow-height="true" draw:auto-grow-width="false" fo:min-height="1.091cm" fo:min-width="0cm" fo:padding-top="0.145cm" fo:padding-bottom="0.145cm" fo:padding-left="0.27cm" fo:padding-right="0.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1cm" fo:min-width="0cm"/>
    </style:style>
    <style:style style:name="gr11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945cm" fo:min-width="1.82cm" fo:padding-top="0.14cm" fo:padding-bottom="0.14cm" fo:padding-left="0.265cm" fo:padding-right="0.26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3cm" fo:min-width="0cm"/>
    </style:style>
    <style:style style:name="gr14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696cm" fo:min-width="1.82cm" fo:padding-top="0.14cm" fo:padding-bottom="0.14cm" fo:padding-left="0.265cm" fo:padding-right="0.26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11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7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3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6cm" fo:min-width="0cm"/>
    </style:style>
    <style:style style:name="gr19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945cm" fo:min-width="1.221cm" fo:padding-top="0.14cm" fo:padding-bottom="0.14cm" fo:padding-left="0.265cm" fo:padding-right="0.265cm"/>
    </style:style>
    <style:style style:name="gr20" style:family="graphic" style:parent-style-name="objectwithoutfill">
      <style:graphic-properties svg:stroke-width="0.03cm" svg:stroke-color="#f58220" draw:marker-start-width="0.185cm" draw:marker-end-width="0.185cm" draw:fill="none" draw:textarea-vertical-align="middle" fo:padding-top="0.14cm" fo:padding-bottom="0.14cm" fo:padding-left="0.265cm" fo:padding-right="0.26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3cm" fo:min-width="0cm"/>
    </style:style>
    <style:style style:name="gr22" style:family="graphic" style:parent-style-name="standard">
      <style:graphic-properties draw:stroke="dash" draw:stroke-dash="Dashed_20__28_var_29_" svg:stroke-width="0.04cm" draw:fill="none" draw:textarea-horizontal-align="justify" draw:textarea-vertical-align="middle" draw:auto-grow-height="false" fo:min-height="2.328cm" fo:min-width="20.178cm" fo:padding-top="0.145cm" fo:padding-bottom="0.145cm" fo:padding-left="0.27cm" fo:padding-right="0.27cm"/>
    </style:style>
    <style:style style:name="gr23" style:family="graphic" style:parent-style-name="standard">
      <style:graphic-properties draw:stroke="dash" draw:stroke-dash="Dashed_20__28_var_29_" svg:stroke-width="0.04cm" draw:fill="none" draw:textarea-horizontal-align="justify" draw:textarea-vertical-align="middle" draw:auto-grow-height="false" fo:min-height="3.365cm" fo:min-width="13.041cm" fo:padding-top="0.145cm" fo:padding-bottom="0.145cm" fo:padding-left="0.27cm" fo:padding-right="0.27cm"/>
    </style:style>
    <style:style style:name="gr24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945cm" fo:min-width="1.735cm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8pt" style:font-size-complex="18pt"/>
    </style:style>
    <style:style style:name="P3" style:family="paragraph">
      <style:text-properties fo:color="#21409a" fo:font-size="11pt" style:font-size-asian="18pt" style:font-size-complex="18pt"/>
    </style:style>
    <style:style style:name="P4" style:family="paragraph">
      <style:text-properties fo:color="#21409a" fo:font-family="'Liberation Sans'" style:font-family-generic="roman" style:font-pitch="variable" fo:font-size="11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P5" style:family="paragraph">
      <style:text-properties fo:font-size="10pt" fo:font-style="italic" style:font-size-asian="18pt" style:font-size-complex="18pt"/>
    </style:style>
    <style:style style:name="P6" style:family="paragraph">
      <style:text-properties fo:color="#f58220" fo:font-size="11pt" style:font-size-asian="18pt" style:font-size-complex="18pt"/>
    </style:style>
    <style:style style:name="P7" style:family="paragraph">
      <style:text-properties fo:font-size="9pt" style:font-size-asian="9pt" style:font-size-complex="9pt"/>
    </style:style>
    <style:style style:name="P8" style:family="paragraph">
      <style:text-properties fo:color="#000000" fo:font-size="11pt" style:font-size-asian="18pt" style:font-size-complex="18pt"/>
    </style:style>
    <style:style style:name="P9" style:family="paragraph">
      <style:text-properties fo:font-size="10pt" style:font-size-asian="18pt" style:font-size-complex="1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10pt" fo:font-style="italic" style:font-size-asian="18pt" style:font-size-complex="18pt"/>
    </style:style>
    <style:style style:name="T3" style:family="text">
      <style:text-properties fo:color="#21409a" fo:font-size="11pt" style:font-size-asian="18pt" style:font-size-complex="18pt"/>
    </style:style>
    <style:style style:name="T4" style:family="text">
      <style:text-properties fo:color="#21409a" fo:font-family="'Liberation Sans'" style:font-family-generic="roman" style:font-pitch="variable" fo:font-size="11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T5" style:family="text">
      <style:text-properties fo:color="#f58220" fo:font-size="10pt" fo:font-style="italic" style:font-size-asian="18pt" style:font-size-complex="18pt"/>
    </style:style>
    <style:style style:name="T6" style:family="text">
      <style:text-properties fo:font-size="9pt" fo:font-style="italic" style:font-size-asian="9pt" style:font-size-complex="9pt"/>
    </style:style>
    <style:style style:name="T7" style:family="text">
      <style:text-properties fo:color="#000000" fo:font-size="10pt" fo:font-style="italic" style:font-size-asian="18pt" style:font-size-complex="18pt"/>
    </style:style>
    <style:style style:name="T8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3.056cm" svg:height="1.51cm" svg:x="19.657cm" svg:y="9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3.217cm" svg:height="1.373cm" svg:x="19.798cm" svg:y="9.607cm">
            <draw:text-box>
              <text:p><text:span text:style-name="T1">Transmettre</text:span></text:p>
            </draw:text-box>
          </draw:frame>
        </draw:g>
        <draw:frame draw:style-name="gr3" draw:text-style-name="P2" draw:layer="layout" svg:width="3.174cm" svg:height="1.616cm" svg:x="19.858cm" svg:y="10.612cm">
          <draw:text-box>
            <text:p><text:span text:style-name="T2">Motoreducteur</text:span></text:p>
            <text:p><text:span text:style-name="T2">Bielle manivelle</text:span></text:p>
          </draw:text-box>
        </draw:frame>
        <draw:line draw:style-name="gr4" draw:text-style-name="P1" draw:layer="layout" svg:x1="22.508cm" svg:y1="10.001cm" svg:x2="23.94cm" svg:y2="10.015cm">
          <text:p/>
        </draw:line>
        <draw:line draw:style-name="gr4" draw:text-style-name="P1" draw:layer="layout" svg:x1="18.437cm" svg:y1="10.005cm" svg:x2="19.869cm" svg:y2="10.019cm">
          <text:p/>
        </draw:line>
        <draw:g>
          <draw:custom-shape draw:style-name="gr5" draw:text-style-name="P1" draw:layer="layout" svg:width="2.284cm" svg:height="1.382cm" svg:x="23.991cm" svg:y="9.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2" draw:layer="layout" svg:width="2.789cm" svg:height="1.132cm" svg:x="24.33cm" svg:y="9.734cm">
            <draw:text-box>
              <text:p><text:span text:style-name="T1">Agir</text:span></text:p>
            </draw:text-box>
          </draw:frame>
        </draw:g>
        <draw:line draw:style-name="gr7" draw:text-style-name="P1" draw:layer="layout" svg:x1="25.795cm" svg:y1="10.781cm" svg:x2="25.823cm" svg:y2="13.206cm">
          <text:p/>
        </draw:line>
        <draw:line draw:style-name="gr7" draw:text-style-name="P1" draw:layer="layout" svg:x1="25.795cm" svg:y1="7.906cm" svg:x2="25.795cm" svg:y2="9.372cm">
          <text:p/>
        </draw:line>
        <draw:frame draw:style-name="gr8" draw:text-style-name="P3" draw:layer="layout" svg:width="3.691cm" svg:height="0.815cm" svg:x="25.763cm" svg:y="7.37cm">
          <draw:text-box>
            <text:p><text:span text:style-name="T3">Sang du patient</text:span></text:p>
          </draw:text-box>
        </draw:frame>
        <draw:frame draw:style-name="gr9" draw:text-style-name="P4" draw:layer="layout" svg:width="2.581cm" svg:height="1.381cm" svg:x="25.763cm" svg:y="11.882cm">
          <draw:text-box>
            <text:p><text:span text:style-name="T4">Poche en agitation</text:span></text:p>
          </draw:text-box>
        </draw:frame>
        <draw:frame draw:style-name="gr10" draw:text-style-name="P5" draw:layer="layout" svg:width="2.199cm" svg:height="1.171cm" svg:x="23.737cm" svg:y="10.641cm">
          <draw:text-box>
            <text:p><text:span text:style-name="T2">Support plateau</text:span></text:p>
          </draw:text-box>
        </draw:frame>
        <draw:g>
          <draw:custom-shape draw:style-name="gr11" draw:text-style-name="P1" draw:layer="layout" svg:width="2.651cm" svg:height="1.382cm" svg:x="15.816cm" svg:y="9.3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2" draw:layer="layout" svg:width="2.789cm" svg:height="1.132cm" svg:x="16.155cm" svg:y="9.707cm">
            <draw:text-box>
              <text:p><text:span text:style-name="T1">Convertir</text:span></text:p>
            </draw:text-box>
          </draw:frame>
        </draw:g>
        <draw:frame draw:style-name="gr12" draw:text-style-name="P2" draw:layer="layout" svg:width="3.174cm" svg:height="1.26cm" svg:x="15.788cm" svg:y="10.603cm">
          <draw:text-box>
            <text:p><text:span text:style-name="T2">Moteur DC</text:span></text:p>
          </draw:text-box>
        </draw:frame>
        <draw:line draw:style-name="gr4" draw:text-style-name="P1" draw:layer="layout" svg:x1="14.367cm" svg:y1="9.996cm" svg:x2="15.799cm" svg:y2="10.01cm">
          <text:p/>
        </draw:line>
        <draw:g>
          <draw:custom-shape draw:style-name="gr11" draw:text-style-name="P1" draw:layer="layout" svg:width="2.65cm" svg:height="1.381cm" svg:x="11.746cm" svg:y="9.3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2" draw:layer="layout" svg:width="2.789cm" svg:height="1.133cm" svg:x="12.085cm" svg:y="9.697cm">
            <draw:text-box>
              <text:p><text:span text:style-name="T1">Distribue</text:span></text:p>
            </draw:text-box>
          </draw:frame>
        </draw:g>
        <draw:frame draw:style-name="gr3" draw:text-style-name="P2" draw:layer="layout" svg:width="3.175cm" svg:height="1.616cm" svg:x="11.718cm" svg:y="10.595cm">
          <draw:text-box>
            <text:p><text:span text:style-name="T2">Carte électronique de gestion .</text:span></text:p>
          </draw:text-box>
        </draw:frame>
        <draw:line draw:style-name="gr4" draw:text-style-name="P1" draw:layer="layout" svg:x1="10.297cm" svg:y1="9.987cm" svg:x2="11.729cm" svg:y2="10.001cm">
          <text:p/>
        </draw:line>
        <draw:line draw:style-name="gr4" draw:text-style-name="P1" draw:layer="layout" svg:x1="6.227cm" svg:y1="9.978cm" svg:x2="7.659cm" svg:y2="9.992cm">
          <text:p/>
        </draw:line>
        <draw:frame draw:style-name="gr12" draw:text-style-name="P6" draw:layer="layout" svg:width="3.175cm" svg:height="1.26cm" svg:x="0.949cm" svg:y="12.2cm">
          <draw:text-box>
            <text:p><text:span text:style-name="T5">Énergie électrique</text:span></text:p>
          </draw:text-box>
        </draw:frame>
        <draw:frame draw:style-name="gr12" draw:text-style-name="P6" draw:layer="layout" svg:width="3.174cm" svg:height="1.26cm" svg:x="8.224cm" svg:y="12.175cm">
          <draw:text-box>
            <text:p><text:span text:style-name="T5">Énergie électrique</text:span></text:p>
          </draw:text-box>
        </draw:frame>
        <draw:frame draw:style-name="gr12" draw:text-style-name="P6" draw:layer="layout" svg:width="3.174cm" svg:height="1.26cm" svg:x="12.511cm" svg:y="12.176cm">
          <draw:text-box>
            <text:p><text:span text:style-name="T5">Énergie électrique.</text:span></text:p>
          </draw:text-box>
        </draw:frame>
        <draw:frame draw:style-name="gr3" draw:text-style-name="P6" draw:layer="layout" svg:width="3.175cm" svg:height="1.616cm" svg:x="16.459cm" svg:y="12.177cm">
          <draw:text-box>
            <text:p><text:span text:style-name="T5">Énergie mécanique de rotation</text:span></text:p>
          </draw:text-box>
        </draw:frame>
        <draw:frame draw:style-name="gr3" draw:text-style-name="P6" draw:layer="layout" svg:width="3.415cm" svg:height="1.616cm" svg:x="20.28cm" svg:y="12.19cm">
          <draw:text-box>
            <text:p><text:span text:style-name="T5">Énergie mécanique de translation</text:span></text:p>
          </draw:text-box>
        </draw:frame>
        <draw:line draw:style-name="gr4" draw:text-style-name="P1" draw:layer="layout" svg:x1="13.964cm" svg:y1="4.977cm" svg:x2="17.816cm" svg:y2="4.945cm">
          <text:p/>
        </draw:line>
        <draw:custom-shape draw:style-name="gr14" draw:text-style-name="P1" draw:layer="layout" svg:width="2.651cm" svg:height="1.1cm" svg:x="11.305cm" svg:y="4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2.789cm" svg:height="1.132cm" svg:x="11.418cm" svg:y="4.406cm">
          <draw:text-box>
            <text:p><text:span text:style-name="T1">Traiter</text:span></text:p>
          </draw:text-box>
        </draw:frame>
        <draw:frame draw:style-name="gr15" draw:text-style-name="P2" draw:layer="layout" svg:width="3.175cm" svg:height="2.061cm" svg:x="11.213cm" svg:y="5.113cm">
          <draw:text-box>
            <text:p><text:span text:style-name="T2">Carte électronique HEM06 d'interface</text:span></text:p>
          </draw:text-box>
        </draw:frame>
        <draw:line draw:style-name="gr4" draw:text-style-name="P1" draw:layer="layout" svg:x1="9.894cm" svg:y1="4.968cm" svg:x2="11.326cm" svg:y2="4.982cm">
          <text:p/>
        </draw:line>
        <draw:frame draw:style-name="gr12" draw:text-style-name="P6" draw:layer="layout" svg:width="3.174cm" svg:height="1.26cm" svg:x="4.323cm" svg:y="4.297cm">
          <draw:text-box>
            <text:p><text:span text:style-name="T5">consignes</text:span></text:p>
          </draw:text-box>
        </draw:frame>
        <draw:frame draw:style-name="gr12" draw:text-style-name="P6" draw:layer="layout" svg:width="3.174cm" svg:height="1.26cm" svg:x="14.4cm" svg:y="3.931cm">
          <draw:text-box>
            <text:p><text:span text:style-name="T5">Signal numérique.</text:span></text:p>
          </draw:text-box>
        </draw:frame>
        <draw:line draw:style-name="gr4" draw:text-style-name="P1" draw:layer="layout" svg:x1="17.743cm" svg:y1="5.623cm" svg:x2="13.559cm" svg:y2="9.372cm">
          <text:p/>
        </draw:line>
        <draw:g>
          <draw:custom-shape draw:style-name="gr11" draw:text-style-name="P1" draw:layer="layout" svg:width="2.651cm" svg:height="1.381cm" svg:x="17.592cm" svg:y="6.3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2" draw:layer="layout" svg:width="2.789cm" svg:height="1.132cm" svg:x="17.818cm" svg:y="6.577cm">
            <draw:text-box>
              <text:p><text:span text:style-name="T1">Acquérir</text:span></text:p>
            </draw:text-box>
          </draw:frame>
        </draw:g>
        <draw:polyline draw:style-name="gr4" draw:text-style-name="P1" draw:layer="layout" svg:width="7.076cm" svg:height="1.493cm" draw:transform="rotate (-3.14159265358979) translate (17.5910320232858cm 7.03158289802408cm)" svg:viewBox="0 0 7077 1494" draw:points="0,0 7077,0 7077,1494 6287,1494">
          <text:p/>
        </draw:polyline>
        <draw:polyline draw:style-name="gr4" draw:text-style-name="P1" draw:layer="layout" svg:width="0.563cm" svg:height="1.916cm" svg:x="18.465cm" svg:y="7.765cm" svg:viewBox="0 0 564 1917" draw:points="0,1917 564,1917 564,0">
          <text:p/>
        </draw:polyline>
        <draw:frame draw:style-name="gr16" draw:text-style-name="P7" draw:layer="layout" svg:width="2.949cm" svg:height="1.147cm" svg:x="16.531cm" svg:y="7.521cm">
          <draw:text-box>
            <text:p><text:span text:style-name="T6">Capteur de pesée</text:span></text:p>
          </draw:text-box>
        </draw:frame>
        <draw:frame draw:style-name="gr10" draw:text-style-name="P8" draw:layer="layout" svg:width="2.904cm" svg:height="1.171cm" svg:x="18.899cm" svg:y="7.802cm">
          <draw:text-box>
            <text:p><text:span text:style-name="T7">Capteur infrarouge</text:span></text:p>
          </draw:text-box>
        </draw:frame>
        <draw:frame draw:style-name="gr17" draw:text-style-name="P6" draw:layer="layout" svg:width="3.174cm" svg:height="0.893cm" svg:x="23.326cm" svg:y="4.27cm">
          <draw:text-box>
            <text:p><text:span text:style-name="T5">Écran</text:span></text:p>
          </draw:text-box>
        </draw:frame>
        <draw:g>
          <draw:custom-shape draw:style-name="gr11" draw:text-style-name="P1" draw:layer="layout" svg:width="2.65cm" svg:height="1.381cm" svg:x="7.209cm" svg:y="4.2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2" draw:layer="layout" svg:width="2.79cm" svg:height="1.132cm" svg:x="7.435cm" svg:y="4.546cm">
            <draw:text-box>
              <text:p><text:span text:style-name="T1">Aquérir.</text:span></text:p>
            </draw:text-box>
          </draw:frame>
        </draw:g>
        <draw:g>
          <draw:custom-shape draw:style-name="gr11" draw:text-style-name="P1" draw:layer="layout" svg:width="2.651cm" svg:height="1.381cm" svg:x="17.802cm" svg:y="4.2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text-style-name="P9" draw:layer="layout" svg:width="3.665cm" svg:height="1.476cm" svg:x="17.603cm" svg:y="4.231cm">
            <draw:text-box>
              <text:p><text:span text:style-name="T8">Communiquer</text:span></text:p>
            </draw:text-box>
          </draw:frame>
        </draw:g>
        <draw:line draw:style-name="gr4" draw:text-style-name="P1" draw:layer="layout" svg:x1="20.76cm" svg:y1="4.861cm" svg:x2="23.427cm" svg:y2="4.823cm">
          <text:p/>
        </draw:line>
        <draw:line draw:style-name="gr4" draw:text-style-name="P1" draw:layer="layout" svg:x1="5.823cm" svg:y1="4.972cm" svg:x2="7.255cm" svg:y2="4.986cm">
          <text:p/>
        </draw:line>
        <draw:g>
          <draw:custom-shape draw:style-name="gr19" draw:text-style-name="P1" draw:layer="layout" svg:width="1.974cm" svg:height="1.381cm" svg:x="4.284cm" svg:y="9.3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2" draw:layer="layout" svg:width="2.79cm" svg:height="1.133cm" svg:x="4.285cm" svg:y="9.679cm">
            <draw:text-box>
              <text:p><text:span text:style-name="T1">Stocker</text:span></text:p>
            </draw:text-box>
          </draw:frame>
        </draw:g>
        <draw:line draw:style-name="gr4" draw:text-style-name="P1" draw:layer="layout" svg:x1="2.945cm" svg:y1="9.983cm" svg:x2="4.377cm" svg:y2="9.997cm">
          <text:p/>
        </draw:line>
        <draw:g>
          <draw:polyline draw:style-name="gr20" draw:text-style-name="P1" draw:layer="layout" svg:width="2.671cm" svg:height="0.246cm" draw:transform="skewX (0.0167551608191456) rotate (1.1084586079416) translate (9.66760917874544cm 12.2975609156159cm)" svg:viewBox="0 0 2672 247" draw:points="0,1 1803,0 1343,231 2672,247">
            <text:p/>
          </draw:polyline>
          <draw:polyline draw:style-name="gr20" draw:text-style-name="P1" draw:layer="layout" svg:width="2.671cm" svg:height="0.248cm" draw:transform="skewX (0.0188495559215387) rotate (1.10968033841799) translate (13.9551537584663cm 12.2989072436717cm)" svg:viewBox="0 0 2672 249" draw:points="0,0 1803,1 1343,232 2672,249">
            <text:p/>
          </draw:polyline>
          <draw:polyline draw:style-name="gr20" draw:text-style-name="P1" draw:layer="layout" svg:width="2.671cm" svg:height="0.247cm" draw:transform="skewX (0.0176278254451427) rotate (1.1089822067172) translate (17.5634073527042cm 12.2994683981541cm)" svg:viewBox="0 0 2672 248" draw:points="0,1 1803,0 1343,231 2672,248">
            <text:p/>
          </draw:polyline>
          <draw:polyline draw:style-name="gr20" draw:text-style-name="P1" draw:layer="layout" svg:width="2.671cm" svg:height="0.246cm" draw:transform="skewX (0.0176278254451428) rotate (1.1089822067172) translate (21.9620914069264cm 12.3005509085589cm)" svg:viewBox="0 0 2672 247" draw:points="0,0 1803,0 1343,231 2672,247">
            <text:p/>
          </draw:polyline>
          <draw:polyline draw:style-name="gr20" draw:text-style-name="P1" draw:layer="layout" svg:width="2.671cm" svg:height="0.246cm" draw:transform="skewX (0.0179768912955416) rotate (1.1089822067172) translate (2.22527207919532cm 12.3601601662239cm)" svg:viewBox="0 0 2672 247" draw:points="0,0 1803,0 1343,231 2672,247">
            <text:p/>
          </draw:polyline>
        </draw:g>
        <draw:frame draw:style-name="gr12" draw:text-style-name="P2" draw:layer="layout" svg:width="3.175cm" svg:height="1.26cm" svg:x="3.589cm" svg:y="10.586cm">
          <draw:text-box>
            <text:p><text:span text:style-name="T2">Batterie NiMH</text:span></text:p>
          </draw:text-box>
        </draw:frame>
        <draw:frame draw:style-name="gr21" draw:text-style-name="P6" draw:layer="layout" svg:width="3.175cm" svg:height="1.173cm" svg:x="13.993cm" svg:y="5.989cm">
          <draw:text-box>
            <text:p><text:span text:style-name="T5">Signal électrique</text:span></text:p>
          </draw:text-box>
        </draw:frame>
        <draw:frame draw:style-name="gr3" draw:text-style-name="P2" draw:layer="layout" svg:width="3.175cm" svg:height="1.616cm" svg:x="7.369cm" svg:y="5.576cm">
          <draw:text-box>
            <text:p><text:span text:style-name="T2">Clavier+Carte d'acquisition</text:span></text:p>
            <text:p><text:span text:style-name="T2">NI-USB-600x</text:span></text:p>
          </draw:text-box>
        </draw:frame>
        <draw:custom-shape draw:style-name="gr22" draw:text-style-name="P1" draw:layer="layout" svg:width="23.684cm" svg:height="3.27cm" svg:x="3.296cm" svg:y="8.61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15.761cm" svg:height="4.566cm" svg:x="6.652cm" svg:y="3.87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4" draw:text-style-name="P1" draw:layer="layout" svg:width="2.554cm" svg:height="1.381cm" svg:x="7.763cm" svg:y="9.2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2" draw:layer="layout" svg:width="3.607cm" svg:height="1.132cm" svg:x="7.764cm" svg:y="9.567cm">
            <draw:text-box>
              <text:p><text:span text:style-name="T1">Alimenter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Extrémités_20_de_20_flèche_20_2" draw:display-name="Extrémités de flèche 2" svg:viewBox="0 0 1013 1130" svg:d="m1009 1050-449-1008-22-30-29-12-34 12-21 26-449 1012-5 13v8l5 21 12 21 17 13 21 4h903l21-4 21-13 9-21 4-21v-8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8T17:00:05.028000000</meta:creation-date>
    <dc:date>2019-02-05T17:07:57.65</dc:date>
    <meta:editing-duration>PT21H7M</meta:editing-duration>
    <meta:editing-cycles>13</meta:editing-cycles>
    <meta:generator>LibreOffice/4.0.1.2$Windows_x86 LibreOffice_project/84102822e3d61eb989ddd325abf1ac077904985</meta:generator>
    <meta:document-statistic meta:object-count="72"/>
  </office:meta>
</office:document-meta>
</file>